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1">
      <style:text-properties fo:color="#000000" fo:font-family="Sans Serif" fo:font-size="12.000000000000000pt"/>
    </style:style>
    <style:style style:name="P2" style:family="paragraph">
      <style:text-properties fo:color="#000000" fo:font-family="Sans Serif" fo:font-size="12.000000000000000pt"/>
    </style:style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Table Row</text:h>
      <text:p text:style-name="P2">In this example, the following table will have a row appended to it.</text:p>
      <table:table table:style-name="Table1">
        <table:table-column table:style-name="Table1.A" table:number-columns-repeated="2"/>
        <table:table-row>
          <table:table-cell table:style-name="Table1.A1">
            <text:p text:style-name="P2">Cell 1</text:p>
          </table:table-cell>
          <table:table-cell table:style-name="Table1.A1">
            <text:p text:style-name="P2">Cell 2</text:p>
          </table:table-cell>
        </table:table-row>
        <table:table-row delta:insertion-change-idref="I" delta:insertion-type="insert-with-content">
          <table:table-cell table:style-name="Table1.A1">
            <text:p text:style-name="P2">Added</text:p>
          </table:table-cell>
          <table:table-cell table:style-name="Table1.A1">
            <text:p text:style-name="P2">Row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